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8695143575962923"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0990507992721461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019658197518103559"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40688658967090311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8566791527034918"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98098424788300601"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86011825546933945"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34898139346848123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504169" text:continue-list="list2386011825546933945"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106209970810324025"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0717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13662"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06488"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27933"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33712"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83">Sat Nov 28, 2020 <text:span text:style-name="T1">5.5 miles of walking</text:span> on hilly roads.</text:p>
      <text:p text:style-name="P83">This included 5 miles on the cemetery loop.</text:p>
      <text:p text:style-name="P83">1<text:span text:style-name="T5">st</text:span> mile (Warm up): 13:54, HR: <text:s/>102 bpm, 1418 heartbeats/mile</text:p>
      <text:p text:style-name="P83">Next 2 miles: <text:s/>26:41, pace: 13:21, HR: 116 bpm, 1547 heartbeats/mile</text:p>
      <text:p text:style-name="P83">Next 2 miles: <text:s/>27:42, pace: 13:51, HR: 111 bpm, 1537 heartbeats/mile</text:p>
      <text:p text:style-name="P83"/>
      <text:p text:style-name="P83">Sun Nov 29, 2020 <text:span text:style-name="T1">5.5 miles of walking</text:span> on hilly roads.</text:p>
      <text:p text:style-name="P83">This included 5.07 miles on the cemetery loop. The sum of the ascents was 350 feet.</text:p>
      <text:p text:style-name="P83">Walk: 16 cemetery loops (5.07 miles) averaging 14:08/mile, HR: 104, 1470 hearbeats/mile</text:p>
      <text:p text:style-name="P83"/>
      <text:p text:style-name="P83">Mon Nov 30, 2020 <text:span text:style-name="T1">no running or walking</text:span></text:p>
      <text:p text:style-name="P83"/>
      <text:p text:style-name="P83">Tues Dec 1, 2020 11:15 on the elliptical, <text:s/></text:p>
      <text:p text:style-name="P83">HR: 114, steps/min: 134, 851 heartbeats/1000 steps</text:p>
      <text:p text:style-name="P83"/>
      <text:p text:style-name="P83">Wed Dec 2, 2020 12:00 on elliptical and 2 miles of fast walking on hilly roads <text:s/></text:p>
      <text:p text:style-name="P83"/>
      <text:p text:style-name="P83">Thur Dec 3, 2020 31:09 on the elliptical, <text:s/>HR: 124, steps/min: 142, </text:p>
      <text:p text:style-name="P83">873 heartbeats/1000 steps</text:p>
      <text:p text:style-name="P83"/>
      <text:p text:style-name="P83"/>
      <text:p text:style-name="P83"/>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229767346565172776"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3T16:30:22.42</dc:date>
    <dc:creator>James Lombardi</dc:creator>
    <meta:editing-duration>P8DT21H17M53S</meta:editing-duration>
    <meta:editing-cycles>749</meta:editing-cycles>
    <meta:generator>OpenOffice/4.1.2$Win32 OpenOffice.org_project/412m3$Build-9782</meta:generator>
    <meta:document-statistic meta:table-count="0" meta:image-count="1" meta:object-count="0" meta:page-count="82" meta:paragraph-count="2293" meta:word-count="25895" meta:character-count="132034"/>
  </office:meta>
</office:document-meta>
</file>